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_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-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-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_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turns a number regarding to which lifecycle activity this is. example: 1 = manage. 2 = analyse. Etc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turns a number regarding to which architectural layer this is. Example: 1= user interaction. 2= business processes. Etc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-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-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1:10:27.84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23T11:17:56.516000000</dc:date>
    <meta:editing-duration>PT5H9M17S</meta:editing-duration>
    <meta:editing-cycles>25</meta:editing-cycles>
    <meta:generator>LibreOffice/5.3.0.3$Windows_x86 LibreOffice_project/7074905676c47b82bbcfbea1aeefc84afe1c50e1</meta:generator>
    <meta:document-statistic meta:table-count="1" meta:cell-count="84" meta:object-count="0"/>
  </office:meta>
</office:document-meta>
</file>